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792cm" style:rel-column-width="7129*"/>
    </style:style>
    <style:style style:name="Tableau2.B" style:family="table-column">
      <style:table-column-properties style:column-width="2.434cm" style:rel-column-width="6215*"/>
    </style:style>
    <style:style style:name="Tableau2.C" style:family="table-column">
      <style:table-column-properties style:column-width="8.479cm" style:rel-column-width="21649*"/>
    </style:style>
    <style:style style:name="Tableau2.D" style:family="table-column">
      <style:table-column-properties style:column-width="3.189cm" style:rel-column-width="8142*"/>
    </style:style>
    <style:style style:name="Tableau2.E" style:family="table-column">
      <style:table-column-properties style:column-width="8.774cm" style:rel-column-width="22400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477cm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92cm" style:rel-column-width="7129*"/>
    </style:style>
    <style:style style:name="Tableau5.B" style:family="table-column">
      <style:table-column-properties style:column-width="2.434cm" style:rel-column-width="6215*"/>
    </style:style>
    <style:style style:name="Tableau5.C" style:family="table-column">
      <style:table-column-properties style:column-width="8.479cm" style:rel-column-width="21649*"/>
    </style:style>
    <style:style style:name="Tableau5.D" style:family="table-column">
      <style:table-column-properties style:column-width="3.189cm" style:rel-column-width="8142*"/>
    </style:style>
    <style:style style:name="Tableau5.E" style:family="table-column">
      <style:table-column-properties style:column-width="8.774cm" style:rel-column-width="2240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3577*"/>
    </style:style>
    <style:style style:name="Tableau1.B" style:family="table-column">
      <style:table-column-properties style:column-width="8.283cm" style:rel-column-width="4696*"/>
    </style:style>
    <style:style style:name="Tableau1.C" style:family="table-column">
      <style:table-column-properties style:column-width="3.013cm" style:rel-column-width="1708*"/>
    </style:style>
    <style:style style:name="Tableau1.D" style:family="table-column">
      <style:table-column-properties style:column-width="3.5cm" style:rel-column-width="1984*"/>
    </style:style>
    <style:style style:name="Tableau1.E" style:family="table-column">
      <style:table-column-properties style:column-width="1.626cm" style:rel-column-width="922*"/>
    </style:style>
    <style:style style:name="Tableau1.F" style:family="table-column">
      <style:table-column-properties style:column-width="2.969cm" style:rel-column-width="168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2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2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2" officeooo:rsid="0010c9be"/>
    </style:style>
    <style:style style:name="P4" style:family="paragraph" style:parent-style-name="Standard">
      <style:paragraph-properties fo:text-align="start" style:justify-single-word="false"/>
      <style:text-properties style:font-name="Arial2" fo:font-size="12pt" officeooo:paragraph-rsid="0083b9c2" style:font-size-asian="12pt" style:font-size-complex="12pt"/>
    </style:style>
    <style:style style:name="P5" style:family="paragraph" style:parent-style-name="Standard">
      <style:text-properties style:font-name="Arial2" fo:font-size="12pt" officeooo:paragraph-rsid="0083b9c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2" fo:font-size="12pt" fo:font-style="normal" officeooo:paragraph-rsid="0083b9c2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Arial2" fo:font-size="12pt" fo:font-style="normal" officeooo:rsid="0085517d" officeooo:paragraph-rsid="0083b9c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font-style="normal" officeooo:rsid="0095ce7c" officeooo:paragraph-rsid="0083b9c2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Arial2" fo:font-size="12pt" fo:font-style="normal" officeooo:rsid="0095ce7c" officeooo:paragraph-rsid="0083b9c2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Arial2" fo:font-size="12pt" fo:font-style="normal" officeooo:paragraph-rsid="0083b9c2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Arial2" officeooo:rsid="004dc51f" officeooo:paragraph-rsid="004dc51f"/>
    </style:style>
    <style:style style:name="P12" style:family="paragraph" style:parent-style-name="Standard">
      <style:text-properties officeooo:paragraph-rsid="00730371"/>
    </style:style>
    <style:style style:name="P13" style:family="paragraph" style:parent-style-name="Standard">
      <style:text-properties officeooo:rsid="00730371" officeooo:paragraph-rsid="00730371"/>
    </style:style>
    <style:style style:name="P14" style:family="paragraph" style:parent-style-name="Standard">
      <style:text-properties officeooo:paragraph-rsid="00756cdf"/>
    </style:style>
    <style:style style:name="P15" style:family="paragraph" style:parent-style-name="Table_20_Contents">
      <style:text-properties style:font-name="Arial1" style:font-size-asian="10.5pt"/>
    </style:style>
    <style:style style:name="P16" style:family="paragraph" style:parent-style-name="Table_20_Contents">
      <style:text-properties style:font-name="Arial1" officeooo:rsid="0051829f" officeooo:paragraph-rsid="0054d877" style:font-size-asian="10.5pt"/>
    </style:style>
    <style:style style:name="P17" style:family="paragraph" style:parent-style-name="Table_20_Contents">
      <style:text-properties style:font-name="Arial1" officeooo:rsid="0051829f" officeooo:paragraph-rsid="006d278d" style:font-size-asian="10.5pt"/>
    </style:style>
    <style:style style:name="P18" style:family="paragraph" style:parent-style-name="Table_20_Contents">
      <style:text-properties style:font-name="Arial1" officeooo:rsid="0054d877" officeooo:paragraph-rsid="0054d877" style:font-size-asian="10.5pt"/>
    </style:style>
    <style:style style:name="P19" style:family="paragraph" style:parent-style-name="Table_20_Contents">
      <style:text-properties style:font-name="Arial1" officeooo:rsid="0054d877" officeooo:paragraph-rsid="0055efe6" style:font-size-asian="10.5pt"/>
    </style:style>
    <style:style style:name="P20" style:family="paragraph" style:parent-style-name="Table_20_Contents">
      <style:text-properties style:font-name="Arial1" officeooo:rsid="0054d877" officeooo:paragraph-rsid="006d278d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54d877" officeooo:paragraph-rsid="006d278d" style:font-size-asian="10.5pt"/>
    </style:style>
    <style:style style:name="P22" style:family="paragraph" style:parent-style-name="Table_20_Contents">
      <style:text-properties style:font-name="Arial1" officeooo:rsid="0055efe6" officeooo:paragraph-rsid="0055efe6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24" style:family="paragraph" style:parent-style-name="Table_20_Contents">
      <style:text-properties style:font-name="Arial1" officeooo:paragraph-rsid="0083b9c2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840e46" officeooo:paragraph-rsid="00840e4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f6cfb" officeooo:paragraph-rsid="00840e4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2" officeooo:rsid="006e3099" officeooo:paragraph-rsid="0070d1f1"/>
    </style:style>
    <style:style style:name="P28" style:family="paragraph" style:parent-style-name="Table_20_Contents">
      <style:paragraph-properties fo:text-align="center" style:justify-single-word="false"/>
      <style:text-properties style:font-name="Arial2" fo:font-weight="bold" officeooo:rsid="006d278d" officeooo:paragraph-rsid="006d278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2" fo:font-weight="bold" officeooo:rsid="0061d72b" officeooo:paragraph-rsid="004bb77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2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2" officeooo:rsid="00828521" officeooo:paragraph-rsid="00828521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2" officeooo:rsid="0049d56a" officeooo:paragraph-rsid="004da96e"/>
    </style:style>
    <style:style style:name="P36" style:family="paragraph" style:parent-style-name="Text_20_body">
      <style:text-properties officeooo:rsid="008115d2" officeooo:paragraph-rsid="00828521"/>
    </style:style>
    <style:style style:name="P37" style:family="paragraph" style:parent-style-name="Text_20_body">
      <style:text-properties officeooo:rsid="004df67d" officeooo:paragraph-rsid="004df67d"/>
    </style:style>
    <style:style style:name="P38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2" fo:font-size="10pt" fo:language="fr" fo:country="FR" officeooo:rsid="005eab25" officeooo:paragraph-rsid="00730371" style:font-size-asian="10pt" style:font-size-complex="10pt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30371"/>
    </style:style>
    <style:style style:name="P40" style:family="paragraph" style:parent-style-name="Standard">
      <loext:graphic-properties draw:fill="none"/>
      <style:paragraph-properties fo:margin-top="0cm" fo:margin-bottom="0.046cm" loext:contextual-spacing="false" fo:line-height="120%" fo:break-before="page" fo:background-color="transparent" style:writing-mode="page"/>
      <style:text-properties style:font-name="Arial2" fo:font-size="10pt" fo:language="fr" fo:country="FR" officeooo:rsid="005eab25" officeooo:paragraph-rsid="00730371" style:font-size-asian="10pt" style:font-size-complex="10pt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2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2" fo:font-size="8pt" fo:language="fr" fo:country="FR" officeooo:rsid="005eab25" officeooo:paragraph-rsid="00730371" style:font-size-asian="8pt" style:font-size-complex="8pt"/>
    </style:style>
    <style:style style:name="P43" style:family="paragraph" style:parent-style-name="Standard">
      <style:paragraph-properties fo:text-align="start" style:justify-single-word="false"/>
      <style:text-properties style:font-name="Arial2" fo:font-size="12pt" fo:font-style="normal" officeooo:rsid="0095ce7c" officeooo:paragraph-rsid="0083b9c2" style:font-size-asian="12pt" style:font-style-asian="normal" style:font-size-complex="12pt" style:font-style-complex="normal"/>
    </style:style>
    <style:style style:name="P44" style:family="paragraph" style:parent-style-name="Standard">
      <style:text-properties style:font-name="Arial2" fo:font-size="12pt" fo:font-style="normal" fo:font-weight="bold" officeooo:paragraph-rsid="0083b9c2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style:font-name="Arial2" fo:font-size="12pt" fo:font-weight="bold" officeooo:rsid="0085517d" officeooo:paragraph-rsid="0083b9c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2" fo:font-size="8pt" fo:font-style="normal" officeooo:paragraph-rsid="008c4b95" style:font-size-asian="8pt" style:font-style-asian="normal" style:font-size-complex="8pt" style:font-style-complex="normal"/>
    </style:style>
    <style:style style:name="P47" style:family="paragraph" style:parent-style-name="Standard">
      <style:text-properties officeooo:rsid="008115d2" officeooo:paragraph-rsid="008a7979"/>
    </style:style>
    <style:style style:name="P48" style:family="paragraph" style:parent-style-name="Standard">
      <style:text-properties officeooo:rsid="00730371" officeooo:paragraph-rsid="008a7979"/>
    </style:style>
    <style:style style:name="P49" style:family="paragraph" style:parent-style-name="Standard">
      <style:text-properties officeooo:paragraph-rsid="008a7979"/>
    </style:style>
    <style:style style:name="P50" style:family="paragraph" style:parent-style-name="Standard">
      <style:text-properties officeooo:rsid="008d1133" officeooo:paragraph-rsid="008d1133"/>
    </style:style>
    <style:style style:name="P5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2" fo:font-size="8pt" fo:language="fr" fo:country="FR" officeooo:rsid="0036119a" officeooo:paragraph-rsid="00730371" style:font-size-asian="8pt" style:font-size-complex="8pt"/>
    </style:style>
    <style:style style:name="P5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2" fo:font-size="8pt" fo:language="fr" fo:country="FR" officeooo:rsid="005eab25" officeooo:paragraph-rsid="00730371" style:font-size-asian="8pt" style:font-size-complex="8pt"/>
    </style:style>
    <style:style style:name="P53" style:family="paragraph" style:parent-style-name="Text_20_body">
      <style:text-properties officeooo:rsid="007e41a8" officeooo:paragraph-rsid="00828521"/>
    </style:style>
    <style:style style:name="P54" style:family="paragraph" style:parent-style-name="Text_20_body">
      <style:text-properties officeooo:paragraph-rsid="008c4518"/>
    </style:style>
    <style:style style:name="P55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7e41a8" officeooo:paragraph-rsid="008a7979"/>
    </style:style>
    <style:style style:name="P56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56cdf"/>
    </style:style>
    <style:style style:name="P57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font-name="Arial2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2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2" officeooo:rsid="006e3099" officeooo:paragraph-rsid="008a7979"/>
    </style:style>
    <style:style style:name="P63" style:family="paragraph" style:parent-style-name="Table_20_Contents">
      <style:paragraph-properties fo:text-align="center" style:justify-single-word="false"/>
      <style:text-properties style:font-name="Arial2" officeooo:rsid="007a229d" officeooo:paragraph-rsid="008a7979"/>
    </style:style>
    <style:style style:name="P64" style:family="paragraph" style:parent-style-name="Table_20_Contents">
      <style:paragraph-properties fo:text-align="center" style:justify-single-word="false"/>
      <style:text-properties style:font-name="Arial2" fo:font-weight="bold" officeooo:rsid="0061d72b" officeooo:paragraph-rsid="008c4518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2" fo:font-weight="bold" officeooo:rsid="006d278d" officeooo:paragraph-rsid="008c451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2" fo:font-weight="bold" officeooo:rsid="006e3099" officeooo:paragraph-rsid="008c4518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2" fo:font-weight="bold" officeooo:rsid="007a229d" officeooo:paragraph-rsid="008c4518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2" officeooo:rsid="0061d72b" officeooo:paragraph-rsid="008c4518"/>
    </style:style>
    <style:style style:name="P69" style:family="paragraph" style:parent-style-name="Table_20_Contents">
      <style:paragraph-properties fo:text-align="center" style:justify-single-word="false"/>
      <style:text-properties style:font-name="Arial2" officeooo:rsid="004bb778" officeooo:paragraph-rsid="008c4518"/>
    </style:style>
    <style:style style:name="P70" style:family="paragraph" style:parent-style-name="Table_20_Contents">
      <style:text-properties style:font-name="Arial2" fo:font-size="12pt" fo:font-style="normal" fo:font-weight="bold" officeooo:rsid="0085517d" officeooo:paragraph-rsid="0083b9c2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able_20_Contents">
      <style:text-properties style:font-name="Arial2" fo:font-size="12pt" fo:font-style="normal" fo:font-weight="bold" officeooo:rsid="0097a4ab" officeooo:paragraph-rsid="0083b9c2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able_20_Contents">
      <style:text-properties style:font-name="Arial1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style:font-name="Arial1" officeooo:rsid="00855f52" officeooo:paragraph-rsid="0083b9c2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font-name="Arial1" officeooo:rsid="008c4b95" officeooo:paragraph-rsid="008c4b95" style:font-size-asian="10.5pt"/>
    </style:style>
    <style:style style:name="P75" style:family="paragraph" style:parent-style-name="Table_20_Contents">
      <style:text-properties style:font-name="Arial1" officeooo:rsid="0051829f" officeooo:paragraph-rsid="0051829f" style:font-size-asian="10.5pt"/>
    </style:style>
    <style:style style:name="P76" style:family="paragraph" style:parent-style-name="Table_20_Contents">
      <style:text-properties style:font-name="Arial1" officeooo:rsid="0052f4ca" officeooo:paragraph-rsid="0052f4ca" style:font-size-asian="10.5pt"/>
    </style:style>
    <style:style style:name="P77" style:family="paragraph" style:parent-style-name="Heading_20_1" style:list-style-name="Numbering_20_1"/>
    <style:style style:name="P78" style:family="paragraph" style:parent-style-name="Heading_20_1" style:list-style-name="Numbering_20_1">
      <style:text-properties officeooo:paragraph-rsid="008c4518"/>
    </style:style>
    <style:style style:name="P79" style:family="paragraph" style:parent-style-name="Heading_20_1" style:list-style-name="Numbering_20_1">
      <style:text-properties officeooo:rsid="008115d2" officeooo:paragraph-rsid="008115d2"/>
    </style:style>
    <style:style style:name="P80" style:family="paragraph" style:parent-style-name="Heading_20_1" style:list-style-name="Numbering_20_1">
      <style:text-properties officeooo:rsid="008115d2" officeooo:paragraph-rsid="00828521"/>
    </style:style>
    <style:style style:name="P81" style:family="paragraph" style:parent-style-name="Heading_20_1" style:list-style-name="Numbering_20_1">
      <style:text-properties officeooo:rsid="008182ba" officeooo:paragraph-rsid="008182ba"/>
    </style:style>
    <style:style style:name="P82" style:family="paragraph" style:parent-style-name="Heading_20_2" style:list-style-name="Numbering_20_1"/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6ee158"/>
    </style:style>
    <style:style style:name="T17" style:family="text">
      <style:text-properties officeooo:rsid="00730371"/>
    </style:style>
    <style:style style:name="T18" style:family="text">
      <style:text-properties officeooo:rsid="00756cdf"/>
    </style:style>
    <style:style style:name="T19" style:family="text">
      <style:text-properties officeooo:rsid="0079a4e8"/>
    </style:style>
    <style:style style:name="T20" style:family="text">
      <style:text-properties officeooo:rsid="00802051"/>
    </style:style>
    <style:style style:name="T21" style:family="text">
      <style:text-properties officeooo:rsid="008115d2"/>
    </style:style>
    <style:style style:name="T22" style:family="text">
      <style:text-properties officeooo:rsid="008182ba"/>
    </style:style>
    <style:style style:name="T23" style:family="text">
      <style:text-properties style:font-name="Arial2" officeooo:rsid="004da96e"/>
    </style:style>
    <style:style style:name="T24" style:family="text">
      <style:text-properties officeooo:rsid="0097a4ab"/>
    </style:style>
    <style:style style:name="T25" style:family="text">
      <style:text-properties fo:font-style="normal" officeooo:rsid="0085517d" style:font-style-asian="normal" style:font-style-complex="normal"/>
    </style:style>
    <style:style style:name="T26" style:family="text">
      <style:text-properties officeooo:rsid="0085517d"/>
    </style:style>
    <style:style style:name="T27" style:family="text">
      <style:text-properties fo:font-weight="bold" officeooo:rsid="00828521" style:font-weight-asian="bold" style:font-weight-complex="bold"/>
    </style:style>
    <style:style style:name="T28" style:family="text">
      <style:text-properties fo:font-weight="bold" officeooo:rsid="006ee158" style:font-weight-asian="bold" style:font-weight-complex="bold"/>
    </style:style>
    <style:style style:name="T29" style:family="text">
      <style:text-properties officeooo:rsid="008940c8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32" style:family="text">
      <style:text-properties officeooo:rsid="006e3099"/>
    </style:style>
    <style:style style:name="T33" style:family="text">
      <style:text-properties officeooo:rsid="007a229d"/>
    </style:style>
    <style:style style:name="T34" style:family="text">
      <style:text-properties officeooo:rsid="008c4b95"/>
    </style:style>
    <style:style style:name="T35" style:family="text">
      <style:text-properties officeooo:rsid="008d113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5"><text:span text:style-name="T30">P</text:span><text:span text:style-name="T31">ERMIS DE FEU</text:span><text:span text:style-name="T29"> : {IdPFEU}</text:span></text:p>
      <text:list xml:id="list1664661872" text:style-name="Numbering_20_1">
        <text:list-item>
          <text:h text:style-name="P77" text:outline-level="1">Numéro<text:span text:style-name="T15">s</text:span> d’urgence</text:h>
        </text:list-item>
      </text:list>
      <text:p text:style-name="P5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66">Responsable à prévenir</text:p>
          </table:table-cell>
          <table:table-cell table:style-name="Tableau1.A1" office:value-type="string">
            <text:p text:style-name="P67"><text:span text:style-name="T32">(IDUSERS,Nom,Prenom)</text:span></text:p>
          </table:table-cell>
          <table:table-cell table:style-name="Tableau1.A1" office:value-type="string">
            <text:p text:style-name="P64">Pompiers</text:p>
          </table:table-cell>
          <table:table-cell table:style-name="Tableau1.A1" office:value-type="string">
            <text:p text:style-name="P64">Police/Gendarmerie</text:p>
          </table:table-cell>
          <table:table-cell table:style-name="Tableau1.A1" office:value-type="string">
            <text:p text:style-name="P65">SAMU</text:p>
          </table:table-cell>
          <table:table-cell table:style-name="Tableau1.F1" office:value-type="string">
            <text:p text:style-name="P65">TOUTE URGENCE</text:p>
          </table:table-cell>
        </table:table-row>
        <table:table-row>
          <table:table-cell table:style-name="Tableau1.A2" office:value-type="string">
            <text:p text:style-name="P67">Numéro téléphone</text:p>
          </table:table-cell>
          <table:table-cell table:style-name="Tableau1.A2" office:value-type="string">
            <text:p text:style-name="P66"><text:span text:style-name="T33">(IDUSERS,Téléphone)</text:span></text:p>
          </table:table-cell>
          <table:table-cell table:style-name="Tableau1.A2" office:value-type="string">
            <text:p text:style-name="P68"/>
          </table:table-cell>
          <table:table-cell table:style-name="Tableau1.A2" office:value-type="string">
            <text:p text:style-name="P69"/>
          </table:table-cell>
          <table:table-cell table:style-name="Tableau1.A2" office:value-type="string">
            <text:p text:style-name="P69"/>
          </table:table-cell>
          <table:table-cell table:style-name="Tableau1.F2" office:value-type="string">
            <text:p text:style-name="P69"/>
          </table:table-cell>
        </table:table-row>
      </table:table>
      <text:list xml:id="list165549549560759" text:continue-numbering="true" text:style-name="Numbering_20_1">
        <text:list-item>
          <text:h text:style-name="P78" text:outline-level="1">Moyens <text:span text:style-name="T12">généraux </text:span>mis à disposition</text:h>
        </text:list-item>
      </text:list>
      <text:p text:style-name="P11">{<text:span text:style-name="T13">M</text:span>oyen<text:span text:style-name="T13">GenerauxM</text:span>is<text:span text:style-name="T13">D</text:span>isposition}</text:p>
      <text:p text:style-name="P11"/>
      <text:list xml:id="list165549958551273" text:continue-numbering="true" text:style-name="Numbering_20_1">
        <text:list-item>
          <text:h text:style-name="P77" text:outline-level="1">Consignes Générales</text:h>
        </text:list-item>
      </text:list>
      <text:p text:style-name="P37">{ConsignesGénérales}</text:p>
      <text:list xml:id="list165549858552730" text:continue-numbering="true" text:style-name="Numbering_20_1">
        <text:list-item>
          <text:h text:style-name="P79" text:outline-level="1">Risque particulier du plan de prévention</text:h>
        </text:list-item>
      </text:list>
      <text:list xml:id="list3733675915" text:style-name="L1">
        <text:list-header>
          <text:p text:style-name="P55">Ré<text:span text:style-name="T21">fé</text:span>rence Plan de prévention : <text:span text:style-name="T23">{IdPPS}</text:span></text:p>
        </text:list-header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58">IdRPP<text:note text:id="ftn0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59">UT / GP / <text:span text:style-name="T14">Site</text:span><text:span text:style-name="T14"><text:note text:id="ftn6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61">Description <text:span text:style-name="T11">des actions réalisées</text:span><text:span text:style-name="T11"><text:note text:id="ftn7" text:note-class="footnote"><text:note-citation>3</text:note-citation><text:note-body><text:p text:style-name="P41"><text:span text:style-name="T17">D</text:span>escription du risque ou de l’action réalisée</text:p></text:note-body></text:note></text:span></text:p>
          </table:table-cell>
          <table:table-cell table:style-name="Tableau5.A1" office:value-type="string">
            <text:p text:style-name="P60">Risque <text:span text:style-name="T14">engendré</text:span><text:span text:style-name="T14"><text:note text:id="ftn8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61">Moyens de prévention<text:note text:id="ftn9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48">S#-IdRPP-<text:span text:style-name="T19">IdA</text:span></text:p>
          </table:table-cell>
          <table:table-cell table:style-name="Tableau5.B2" office:value-type="string">
            <text:p text:style-name="P49"/>
          </table:table-cell>
          <table:table-cell table:style-name="Tableau5.C2" office:value-type="string">
            <text:p text:style-name="P49">{<text:span text:style-name="T18">IDactionPPP</text:span>}</text:p>
          </table:table-cell>
          <table:table-cell table:style-name="Tableau5.D2" office:value-type="string">
            <text:p text:style-name="P49">{nomDanger}</text:p>
          </table:table-cell>
          <table:table-cell table:style-name="Tableau5.E2" office:value-type="string">
            <text:p text:style-name="P49">{<text:span text:style-name="T18">IDmoyenspreventionPPP</text:span>}</text:p>
          </table:table-cell>
        </table:table-row>
      </table:table>
      <text:p text:style-name="P47"/>
      <text:p text:style-name="P36"/>
      <text:p text:style-name="P36"/>
      <text:list xml:id="list165548665273956" text:continue-list="list165549858552730" text:style-name="Numbering_20_1">
        <text:list-item>
          <text:h text:style-name="P80" text:outline-level="1"><text:soft-page-break/>Description de l’intervention par point chaud</text:h>
        </text:list-item>
      </text:list>
      <text:p text:style-name="P53"><text:span text:style-name="T23"/></text:p>
      <text:list xml:id="list165549553441971" text:continue-list="list3733675915" text:style-name="L1">
        <text:list-item>
          <text:p text:style-name="P56">Date de début d’intervention : {<text:span text:style-name="T18">IDdate_start_intervention_PPP</text:span>}</text:p>
        </text:list-item>
        <text:list-item>
          <text:p text:style-name="P56">Date de fin d’intervention :{<text:span text:style-name="T18">IDdate_end_intervention_PPP</text:span>}</text:p>
        </text:list-item>
      </text:list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4">Id<text:span text:style-name="T20">TTPC</text:span><text:note text:id="ftn1" text:note-class="footnote"><text:note-citation>6</text:note-citation><text:note-body><text:p text:style-name="P41">Identifiant unique <text:span text:style-name="T20">du type de travaux par point chaud</text:span></text:p></text:note-body></text:note></text:p>
          </table:table-cell>
          <table:table-cell table:style-name="Tableau2.A1" office:value-type="string">
            <text:p text:style-name="P32">UT / GP / <text:span text:style-name="T14">Site</text:span><text:span text:style-name="T14"><text:note text:id="ftn2" text:note-class="footnote"><text:note-citation>7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30">Description <text:span text:style-name="T11">des actions réalisées</text:span><text:span text:style-name="T11"><text:note text:id="ftn3" text:note-class="footnote"><text:note-citation>8</text:note-citation><text:note-body><text:p text:style-name="P41"><text:span text:style-name="T17">D</text:span>escription du risque ou de l’action réalisée</text:p></text:note-body></text:note></text:span></text:p>
          </table:table-cell>
          <table:table-cell table:style-name="Tableau2.A1" office:value-type="string">
            <text:p text:style-name="P33"><text:span text:style-name="T20">Type de travaux par points chauds</text:span><text:span text:style-name="T20"><text:note text:id="ftn4" text:note-class="footnote"><text:note-citation>9</text:note-citation><text:note-body><text:p text:style-name="P41">L<text:span text:style-name="T21">es différents type de travaux par point voir document inrs ED6030</text:span></text:p></text:note-body></text:note></text:span></text:p>
          </table:table-cell>
          <table:table-cell table:style-name="Tableau2.E1" office:value-type="string">
            <text:p text:style-name="P30"><text:span text:style-name="T21">Matériels utilisés</text:span><text:note text:id="ftn5" text:note-class="footnote"><text:note-citation>10</text:note-citation><text:note-body><text:p text:style-name="P42">les <text:span text:style-name="T22">matériels utilisés pour la réalisation de actions</text:span></text:p></text:note-body></text:note></text:p>
          </table:table-cell>
        </table:table-row>
        <table:table-row>
          <table:table-cell table:style-name="Tableau2.A2" office:value-type="string">
            <text:p text:style-name="P13">S#-IdRPP-<text:span text:style-name="T19">IdA</text:span></text:p>
          </table:table-cell>
          <table:table-cell table:style-name="Tableau2.B2" office:value-type="string">
            <text:p text:style-name="P12"/>
          </table:table-cell>
          <table:table-cell table:style-name="Tableau2.C2" office:value-type="string">
            <text:p text:style-name="P12">{<text:span text:style-name="T18">IDactionPPP</text:span>}</text:p>
          </table:table-cell>
          <table:table-cell table:style-name="Tableau2.D2" office:value-type="string">
            <text:p text:style-name="P12">{<text:span text:style-name="T20">RéfTTPC</text:span>}</text:p>
          </table:table-cell>
          <table:table-cell table:style-name="Tableau2.E2" office:value-type="string">
            <text:p text:style-name="P14">{<text:span text:style-name="T18">IDmoyenspreventionPPP</text:span>}</text:p>
          </table:table-cell>
        </table:table-row>
      </table:table>
      <text:p text:style-name="P38"/>
      <text:p text:style-name="P40"/>
      <text:list xml:id="list165550306657433" text:continue-list="list165548665273956" text:style-name="Numbering_20_1">
        <text:list-item>
          <text:h text:style-name="P81" text:outline-level="1"><text:span text:style-name="T35">Rappel des mises en sécurité classique</text:span></text:h>
          <text:list>
            <text:list-item>
              <text:h text:style-name="P82" text:outline-level="2">Protection des abords</text:h>
            </text:list-item>
          </text:list>
        </text:list-item>
      </text:list>
      <text:p text:style-name="P57">• Écrans, panneaux</text:p>
      <text:p text:style-name="P57">• Délimitation et balisage de la zone d’intervention</text:p>
      <text:p text:style-name="P57">• Bâches ignifugées</text:p>
      <text:p text:style-name="P57">• eau (arrosage)</text:p>
      <text:p text:style-name="P57">• Sable</text:p>
      <text:p text:style-name="P57">• Absorbant</text:p>
      <text:list xml:id="list165549618096186" text:continue-numbering="true" text:style-name="Numbering_20_1">
        <text:list-item>
          <text:list>
            <text:list-item>
              <text:h text:style-name="P82" text:outline-level="2">Contrôle d’atmosphère</text:h>
            </text:list-item>
          </text:list>
        </text:list-item>
      </text:list>
      <text:p text:style-name="P57">• Explosimètre</text:p>
      <text:p text:style-name="P57">• Teneur en oxygène</text:p>
      <text:p text:style-name="P57">• Détecteur de gaz</text:p>
      <text:list xml:id="list165549682058231" text:continue-numbering="true" text:style-name="Numbering_20_1">
        <text:list-item>
          <text:list>
            <text:list-item>
              <text:h text:style-name="P82" text:outline-level="2">Protection des installations</text:h>
            </text:list-item>
          </text:list>
        </text:list-item>
      </text:list>
      <text:p text:style-name="P57">• Consignation (source d’énergie, flux de produit...)</text:p>
      <text:p text:style-name="P57">• Vidange – nettoyage – dépoussiérage</text:p>
      <text:p text:style-name="P57">• Dégazage (tuyauterie, cuve, citerne...)</text:p>
      <text:p text:style-name="P57">• Remplissage/inertage (eau, gaz…)</text:p>
      <text:p text:style-name="P57">• Isolation des tuyauteries</text:p>
      <text:p text:style-name="P57">• Démontage de tuyauterie</text:p>
      <text:list xml:id="list165550312820013" text:continue-numbering="true" text:style-name="Numbering_20_1">
        <text:list-item>
          <text:list>
            <text:list-item>
              <text:h text:style-name="P82" text:outline-level="2">Moyens de lutte contre l’incendie</text:h>
            </text:list-item>
          </text:list>
        </text:list-item>
      </text:list>
      <text:p text:style-name="P57">• Isolation de la boucle de détection</text:p>
      <text:p text:style-name="P57">• Isolation du système d’extinction</text:p>
      <text:p text:style-name="P57">• Extincteur(s)</text:p>
      <text:p text:style-name="P57"><text:soft-page-break/>• RIA</text:p>
      <text:p text:style-name="P57">• Lance à incendie</text:p>
      <text:p text:style-name="P50">Cette liste est non exhaustive. </text:p>
      <text:list xml:id="list165549817589483" text:continue-numbering="true" text:style-name="Numbering_20_1">
        <text:list-item>
          <text:h text:style-name="P77" text:outline-level="1">Informations <text:span text:style-name="T15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5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75"/>
          </table:table-cell>
          <table:table-cell table:style-name="Tableau3.A1" office:value-type="string">
            <text:p text:style-name="P75">Siret</text:p>
          </table:table-cell>
          <table:table-cell table:style-name="Tableau3.D1" office:value-type="string">
            <text:p text:style-name="P15"/>
          </table:table-cell>
        </table:table-row>
        <table:table-row table:style-name="Tableau3.2">
          <table:table-cell table:style-name="Tableau3.A2" office:value-type="string">
            <text:p text:style-name="P76">Noms <text:span text:style-name="T7">des </text:span>Intervenants</text:p>
          </table:table-cell>
          <table:table-cell table:style-name="Tableau3.B2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65548723595206" text:continue-numbering="true" text:style-name="Numbering_20_1">
        <text:list-item>
          <text:h text:style-name="P7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1"><text:span text:style-name="T15">Responsable maîtrise</text:span> d’ouvrage</text:p>
          </table:table-cell>
          <table:table-cell table:style-name="Tableau4.C1" office:value-type="string">
            <text:p text:style-name="P23">Responsable entreprise extérieure</text:p>
          </table:table-cell>
        </table:table-row>
        <table:table-row>
          <table:table-cell table:style-name="Tableau4.A2" office:value-type="string">
            <text:p text:style-name="P18">Nom </text:p>
          </table:table-cell>
          <table:table-cell table:style-name="Tableau4.A2" office:value-type="string">
            <text:p text:style-name="P25"/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8">Prénom</text:p>
          </table:table-cell>
          <table:table-cell table:style-name="Tableau4.A2" office:value-type="string">
            <text:p text:style-name="P25"/>
          </table:table-cell>
          <table:table-cell table:style-name="Tableau4.C2" office:value-type="string">
            <text:p text:style-name="P17"/>
          </table:table-cell>
        </table:table-row>
        <table:table-row>
          <table:table-cell table:style-name="Tableau4.A2" office:value-type="string">
            <text:p text:style-name="P18">Portable</text:p>
          </table:table-cell>
          <table:table-cell table:style-name="Tableau4.A2" office:value-type="string">
            <text:p text:style-name="P26"/>
          </table:table-cell>
          <table:table-cell table:style-name="Tableau4.C2" office:value-type="string">
            <text:p text:style-name="P17"/>
          </table:table-cell>
        </table:table-row>
        <table:table-row table:style-name="Tableau4.5">
          <table:table-cell table:style-name="Tableau4.A2" office:value-type="string">
            <text:p text:style-name="P19"><text:span text:style-name="T8">Date et </text:span>Signature</text:p>
          </table:table-cell>
          <table:table-cell table:style-name="Tableau4.A2" office:value-type="string">
            <text:p text:style-name="P15"/>
          </table:table-cell>
          <table:table-cell table:style-name="Tableau4.C2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2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2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3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<text:s/>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0T16:55:48.241000000</dc:date>
    <meta:editing-duration>PT21H56M58S</meta:editing-duration>
    <meta:editing-cycles>112</meta:editing-cycles>
    <meta:generator>LibreOffice/6.1.6.3$Windows_X86_64 LibreOffice_project/5896ab1714085361c45cf540f76f60673dd96a72</meta:generator>
    <meta:document-statistic meta:table-count="5" meta:image-count="1" meta:object-count="0" meta:page-count="4" meta:paragraph-count="86" meta:word-count="367" meta:character-count="2551" meta:non-whitespace-character-count="2254"/>
  </office:meta>
</office:document-meta>
</file>